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text-properties officeooo:rsid="00260d2c" officeooo:paragraph-rsid="00260d2c"/>
    </style:style>
    <style:style style:name="P2" style:family="paragraph" style:parent-style-name="Normal">
      <style:text-properties officeooo:rsid="002fabd2" officeooo:paragraph-rsid="002fabd2"/>
    </style:style>
    <style:style style:name="P3" style:family="paragraph" style:parent-style-name="Normal">
      <style:text-properties officeooo:rsid="001d5404" officeooo:paragraph-rsid="001d5404"/>
    </style:style>
    <style:style style:name="P4" style:family="paragraph" style:parent-style-name="Normal">
      <style:text-properties officeooo:paragraph-rsid="00153b15"/>
    </style:style>
    <style:style style:name="P5" style:family="paragraph" style:parent-style-name="Normal">
      <style:text-properties officeooo:rsid="0005ef30" officeooo:paragraph-rsid="001d61c3"/>
    </style:style>
    <style:style style:name="P6" style:family="paragraph" style:parent-style-name="Normal">
      <style:text-properties officeooo:rsid="001d74a3" officeooo:paragraph-rsid="003a7246"/>
    </style:style>
    <style:style style:name="P7" style:family="paragraph" style:parent-style-name="Normal">
      <style:text-properties officeooo:rsid="001d74a3" officeooo:paragraph-rsid="001d74a3"/>
    </style:style>
    <style:style style:name="P8" style:family="paragraph" style:parent-style-name="Normal">
      <style:text-properties officeooo:paragraph-rsid="001d61c3"/>
    </style:style>
    <style:style style:name="P9" style:family="paragraph" style:parent-style-name="Normal">
      <style:text-properties officeooo:rsid="00226b26" officeooo:paragraph-rsid="00226b26"/>
    </style:style>
    <style:style style:name="P10" style:family="paragraph" style:parent-style-name="Normal">
      <style:text-properties officeooo:rsid="002fe4f9" officeooo:paragraph-rsid="002fe4f9"/>
    </style:style>
    <style:style style:name="P11" style:family="paragraph" style:parent-style-name="Normal">
      <style:text-properties officeooo:rsid="003d14fd" officeooo:paragraph-rsid="005a78dc"/>
    </style:style>
    <style:style style:name="P12" style:family="paragraph" style:parent-style-name="Normal">
      <style:text-properties officeooo:rsid="005260b3" officeooo:paragraph-rsid="005260b3" fo:background-color="#ffff00"/>
    </style:style>
    <style:style style:name="P13" style:family="paragraph" style:parent-style-name="Normal">
      <style:text-properties officeooo:rsid="00451afb" officeooo:paragraph-rsid="00451afb"/>
    </style:style>
    <style:style style:name="P14" style:family="paragraph" style:parent-style-name="Normal">
      <style:text-properties officeooo:rsid="0045d3f6" officeooo:paragraph-rsid="0045d3f6"/>
    </style:style>
    <style:style style:name="P15" style:family="paragraph" style:parent-style-name="Normal">
      <style:text-properties officeooo:rsid="004753fe" officeooo:paragraph-rsid="004753fe"/>
    </style:style>
    <style:style style:name="P16" style:family="paragraph" style:parent-style-name="Normal">
      <style:text-properties officeooo:rsid="0048b583" officeooo:paragraph-rsid="0048b583"/>
    </style:style>
    <style:style style:name="P17" style:family="paragraph" style:parent-style-name="Normal">
      <style:text-properties officeooo:rsid="00499035" officeooo:paragraph-rsid="00499035"/>
    </style:style>
    <style:style style:name="P18" style:family="paragraph" style:parent-style-name="Normal">
      <style:text-properties officeooo:rsid="004d4400" officeooo:paragraph-rsid="004d4400"/>
    </style:style>
    <style:style style:name="P19" style:family="paragraph" style:parent-style-name="Normal">
      <style:text-properties officeooo:rsid="004d9160" officeooo:paragraph-rsid="004d9160"/>
    </style:style>
    <style:style style:name="P20" style:family="paragraph" style:parent-style-name="Normal">
      <style:text-properties officeooo:rsid="005260b3" officeooo:paragraph-rsid="005260b3"/>
    </style:style>
    <style:style style:name="P21" style:family="paragraph" style:parent-style-name="Normal">
      <style:text-properties officeooo:rsid="0033461e" officeooo:paragraph-rsid="0033461e"/>
    </style:style>
    <style:style style:name="P22" style:family="paragraph" style:parent-style-name="Normal">
      <style:text-properties officeooo:rsid="0009fbce" officeooo:paragraph-rsid="0009fbce"/>
    </style:style>
    <style:style style:name="P23" style:family="paragraph" style:parent-style-name="Normal">
      <style:text-properties officeooo:paragraph-rsid="0009fbce"/>
    </style:style>
    <style:style style:name="P24" style:family="paragraph" style:parent-style-name="Normal">
      <style:text-properties officeooo:rsid="005c50e7"/>
    </style:style>
    <style:style style:name="P25" style:family="paragraph" style:parent-style-name="console">
      <style:text-properties fo:language="zxx" fo:country="none" style:language-asian="zxx" style:country-asian="none" style:language-complex="zxx" style:country-complex="none"/>
    </style:style>
    <style:style style:name="P26" style:family="paragraph" style:parent-style-name="console">
      <style:text-properties fo:language="zxx" fo:country="none" officeooo:paragraph-rsid="0035d469" style:language-asian="zxx" style:country-asian="none" style:language-complex="zxx" style:country-complex="none"/>
    </style:style>
    <style:style style:name="P27" style:family="paragraph" style:parent-style-name="console">
      <style:text-properties fo:language="zxx" fo:country="none" officeooo:rsid="004d4400" officeooo:paragraph-rsid="004d4400" style:language-asian="zxx" style:country-asian="none" style:language-complex="zxx" style:country-complex="none"/>
    </style:style>
    <style:style style:name="P28" style:family="paragraph" style:parent-style-name="code">
      <style:text-properties officeooo:paragraph-rsid="00451afb"/>
    </style:style>
    <style:style style:name="P29" style:family="paragraph" style:parent-style-name="code">
      <style:text-properties fo:language="zxx" fo:country="none" style:language-asian="zxx" style:country-asian="none" style:language-complex="zxx" style:country-complex="none"/>
    </style:style>
    <style:style style:name="P30" style:family="paragraph" style:parent-style-name="code">
      <style:text-properties fo:language="zxx" fo:country="none" officeooo:paragraph-rsid="00451afb" style:language-asian="zxx" style:country-asian="none" style:language-complex="zxx" style:country-complex="none"/>
    </style:style>
    <style:style style:name="P31" style:family="paragraph" style:parent-style-name="pragma">
      <style:text-properties officeooo:paragraph-rsid="00153b15"/>
    </style:style>
    <style:style style:name="P32" style:family="paragraph" style:parent-style-name="pragma">
      <style:text-properties officeooo:paragraph-rsid="003a7246"/>
    </style:style>
    <style:style style:name="P33" style:family="paragraph" style:parent-style-name="pragma">
      <style:text-properties officeooo:rsid="001d61c3" officeooo:paragraph-rsid="003a7246"/>
    </style:style>
    <style:style style:name="P34" style:family="paragraph" style:parent-style-name="pragma">
      <style:text-properties officeooo:rsid="001d61c3" officeooo:paragraph-rsid="005a78dc"/>
    </style:style>
    <style:style style:name="P35" style:family="paragraph" style:parent-style-name="pragma">
      <style:text-properties officeooo:paragraph-rsid="0035d469"/>
    </style:style>
    <style:style style:name="P36" style:family="paragraph" style:parent-style-name="pragma">
      <style:text-properties officeooo:paragraph-rsid="005a78dc"/>
    </style:style>
    <style:style style:name="P37" style:family="paragraph" style:parent-style-name="Heading_20_1">
      <style:text-properties officeooo:rsid="0009fbce" officeooo:paragraph-rsid="0009fbce"/>
    </style:style>
    <style:style style:name="P38" style:family="paragraph" style:parent-style-name="Heading">
      <style:text-properties officeooo:rsid="001bc1e5" officeooo:paragraph-rsid="001bc1e5"/>
    </style:style>
    <style:style style:name="P39" style:family="paragraph" style:parent-style-name="Signature">
      <style:text-properties officeooo:rsid="001bc1e5" officeooo:paragraph-rsid="001bc1e5"/>
    </style:style>
    <style:style style:name="T1" style:family="text">
      <style:text-properties officeooo:rsid="0009a43c"/>
    </style:style>
    <style:style style:name="T2" style:family="text">
      <style:text-properties officeooo:rsid="0009fbce"/>
    </style:style>
    <style:style style:name="T3" style:family="text">
      <style:text-properties officeooo:rsid="001193f8"/>
    </style:style>
    <style:style style:name="T4" style:family="text">
      <style:text-properties officeooo:rsid="001445df"/>
    </style:style>
    <style:style style:name="T5" style:family="text">
      <style:text-properties officeooo:rsid="001760a8"/>
    </style:style>
    <style:style style:name="T6" style:family="text">
      <style:text-properties officeooo:rsid="001bc1e5"/>
    </style:style>
    <style:style style:name="T7" style:family="text">
      <style:text-properties officeooo:rsid="001d61c3"/>
    </style:style>
    <style:style style:name="T8" style:family="text">
      <style:text-properties officeooo:rsid="001f6a70"/>
    </style:style>
    <style:style style:name="T9" style:family="text">
      <style:text-properties officeooo:rsid="0020bee1"/>
    </style:style>
    <style:style style:name="T10" style:family="text">
      <style:text-properties officeooo:rsid="00260d2c"/>
    </style:style>
    <style:style style:name="T11" style:family="text">
      <style:text-properties officeooo:rsid="002fabd2"/>
    </style:style>
    <style:style style:name="T12" style:family="text">
      <style:text-properties officeooo:rsid="002fe4f9"/>
    </style:style>
    <style:style style:name="T13" style:family="text">
      <style:text-properties officeooo:rsid="00226b26"/>
    </style:style>
    <style:style style:name="T14" style:family="text">
      <style:text-properties officeooo:rsid="0043a1e9"/>
    </style:style>
    <style:style style:name="T15" style:family="text">
      <style:text-properties officeooo:rsid="00451afb"/>
    </style:style>
    <style:style style:name="T16" style:family="text">
      <style:text-properties officeooo:rsid="00480461"/>
    </style:style>
    <style:style style:name="T17" style:family="text">
      <style:text-properties officeooo:rsid="004d4400"/>
    </style:style>
    <style:style style:name="T18" style:family="text">
      <style:text-properties officeooo:rsid="005260b3"/>
    </style:style>
    <style:style style:name="T19" style:family="text">
      <style:text-properties officeooo:rsid="00549f9e"/>
    </style:style>
    <style:style style:name="T20" style:family="text">
      <style:text-properties officeooo:rsid="00584bc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officeooo:rsid="0020bee1" style:language-asian="zxx" style:country-asian="none" style:language-complex="zxx" style:country-complex="none"/>
    </style:style>
    <style:style style:name="T23" style:family="text">
      <style:text-properties fo:language="zxx" fo:country="none" officeooo:rsid="001d74a3" style:language-asian="zxx" style:country-asian="none" style:language-complex="zxx" style:country-complex="none"/>
    </style:style>
    <style:style style:name="T24" style:family="text">
      <style:text-properties officeooo:rsid="005c50e7"/>
    </style:style>
    <style:style style:name="T25" style:family="text">
      <style:text-properties officeooo:rsid="005d1172"/>
    </style:style>
  </office:automatic-styles>
  <office:body>
    <office:text text:use-soft-page-breaks="true">
      <office:forms form:automatic-focus="false" form:apply-design-mode="false"/>
      <text:tracked-changes text:track-changes="false">
        <text:changed-region xml:id="ct94665709296544" text:id="ct94665709296544">
          <text:format-change>
            <office:change-info>
              <dc:creator>Tristan Colombo</dc:creator>
              <dc:date>2014-06-04T14:59:00</dc:date>
            </office:change-info>
          </text:format-change>
        </text:changed-region>
        <text:changed-region xml:id="ct94665808322960" text:id="ct94665808322960">
          <text:format-change>
            <office:change-info>
              <dc:creator>Tristan Colombo</dc:creator>
              <dc:date>2014-06-04T14:59:00</dc:date>
            </office:change-info>
          </text:format-change>
        </text:changed-region>
        <text:changed-region xml:id="ct94665782482064" text:id="ct94665782482064">
          <text:format-change>
            <office:change-info>
              <dc:creator>Tristan Colombo</dc:creator>
              <dc:date>2014-06-04T14:5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Personnaliser Git à l’aide d’un « githook »</text:p>
      <text:p text:style-name="P39">Romain Pelisse</text:p>
      <text:p text:style-name="P39">Ingénieur Logiciel chez Red Hat</text:p>
      <text:p text:style-name="Signature"/>
      <text:p text:style-name="chapeau"><text:span text:style-name="T6">Git est devenu un outil omniprésent dans le monde du développement logiciel et la puissance, comme la richesse, de ce dernier n’est plus à démontrer</text:span>. <text:span text:style-name="T6">Si le gestionnaire de source propose déjà de nombreuses et utiles fonctionnalités, nous allons aller dans cet article encore plus loin, en proposant d’ajouter des fonctionnalités à Git par l’intermédiaire d’un mécanisme nommé « Githook ».</text:span></text:p>
      <text:p text:style-name="pragma">///<text:span text:style-name="T1">Mots-clés///</text:span></text:p>
      <text:p text:style-name="P3">Git, G<text:span text:style-name="T14">it Hook, Shellcheck, Bash</text:span></text:p>
      <text:p text:style-name="pragma">///<text:span text:style-name="T1">Fin Mots-clés///</text:span></text:p>
      <text:p text:style-name="P4"/>
      <text:p text:style-name="P31">///<text:span text:style-name="T4">Logo : Github///</text:span></text:p>
      <text:p text:style-name="P5">F<text:span text:style-name="T7">idèle à la tradition de GNU/Linux Magazine, nous allons nous focaliser sur une mise en « pratique », et donc la conception d’un </text:span><text:span text:style-name="italic"><text:span text:style-name="T7">« git hook »</text:span></text:span><text:span text:style-name="T7">, et non sur une description théorique du mécanisme. Nous allons donc utiliser un cas d’étude, concret, qui va consister à s’assurer qu’un script Shell ajouté au dépôt Git soit conforme aux attentes en termes de bonne pratique et de qualité de programmation. Cette vérification sera automatisée à l’aide d’un outil nommé ShellCheck. Nous ne rentrerons pas dans les détails de fonctionnement de ce dernier, puisqu’il suffit, dans le cadre de cet article, de se contenter de retenir que ShellCheck analyse le contenu d’un script Shell et y vérifier l’absence d’infractions à sa base de données interne de « bonnes pratiques » de programmation. </text:span></text:p>
      <text:p text:style-name="P5"><text:span text:style-name="T7">Néanmoins, avant de rentrer plus avant dans les détails techniques de notre cas d’utilisation, explicitons un peu la sémantique et la mécanique interne des </text:span><text:span text:style-name="italic"><text:span text:style-name="T7">« git hook »</text:span></text:span><text:span text:style-name="T7">.</text:span></text:p>
      <text:p text:style-name="P32">///Début note///</text:p>
      <text:p text:style-name="P6">Pourquoi un script Bash et Shellcheck ?</text:p>
      <text:p text:style-name="P6">Il est important de noter que le choix d’implémenter un contrôle qualité automatique des scripts Shells, lors de leur ajout au dépôt, par l’intermédiaire d’un « git hook » est avant tout pour des raisons d’ordres didactiques. Il est tout fait à possible d’implémenter des « git hook » à l’aide de langage dit de plus haut niveau comme Python, et aussi d’utiliser des outils plus avancés que Shellcheck. Néanmoins, l’utilisation d’un simple script Shell, autant pour le sujet du contrôle que pour l’implémentation du « git hook » a l’avantage de réduire le prérequis à la lecture et à la compréhension de cet article au strict minimum.</text:p>
      <text:p text:style-name="P33">///Fin note///</text:p>
      <text:p text:style-name="Heading_20_1">1 <text:span text:style-name="T7">Qu’est-ce qu’un « git hook » ?</text:span></text:p>
      <text:p text:style-name="P8"><text:span text:style-name="T7">Avant d’aller plus loin, commençons par décrire en quoi consiste un « git hook ». Notons tout d’abord que « hook » se traduit par « crochet », ou plutôt dans ce concept, par « point d’accroche ». Un « Git hook » permet donc, sans surprise, d’associer une série d’actions — exécuté par un script, à </text:span><text:span text:style-name="gras"><text:span text:style-name="T7">évènement identifié</text:span></text:span><text:span text:style-name="T7"> par le gestionnaire de source.</text:span></text:p>
      <text:h text:style-name="Heading_20_2" text:outline-level="2">1.<text:span text:style-name="T10">1</text:span> <text:span text:style-name="T10">Événement</text:span> interne identifié par Git</text:h>
      <text:p text:style-name="P7">En effet, pour sa propre mécanique interne, Git modélise les interactions d’un dépôt de révision de source avec le monde extérieur sous la forme d’évènement. <text:span text:style-name="T8">La granularité de ces évènements</text:span> <text:span text:style-name="T9">est assez fine. Par exemple, l’ajout d’une nouvelle révision (</text:span><text:span text:style-name="italic"><text:span text:style-name="T8">« commit »</text:span></text:span><text:span text:style-name="T8"> en anglais) ne correspond pas à un seul évènement, mais se découpe en plusieurs évènements :</text:span></text:p>
      <text:p text:style-name="P7"><text:span text:style-name="T21">- </text:span><text:span text:style-name="italic"><text:span text:style-name="T21">pre-commit</text:span></text:span></text:p>
      <text:p text:style-name="P7"><text:span text:style-name="T21">- </text:span><text:span text:style-name="italic"><text:span text:style-name="T21">prepare-commit-msg</text:span></text:span></text:p>
      <text:p text:style-name="P7"><text:soft-page-break/><text:span text:style-name="T21">- </text:span><text:span text:style-name="italic"><text:span text:style-name="T21">commit-msg</text:span></text:span></text:p>
      <text:p text:style-name="P7"><text:span text:style-name="T21">- </text:span><text:span text:style-name="italic"><text:span text:style-name="T21">post-comm</text:span></text:span><text:span text:style-name="italic"><text:span text:style-name="T22">i</text:span></text:span><text:span text:style-name="italic"><text:span text:style-name="T21">t</text:span></text:span></text:p>
      <text:p text:style-name="P9">Bien évidemment, Git permet d’associer un script à de nombreux autres évènements que ceux associés à l’ajout d’une révision dans le dépôt. À titre de référence, voici une liste (plus exhaustive) des évènements auquel on peut associer un script :</text:p>
      <text:p text:style-name="P9"><text:span text:style-name="italic"><text:span text:style-name="T23">- </text:span></text:span><text:span text:style-name="italic"><text:span text:style-name="T21">applypatch-msg</text:span></text:span></text:p>
      <text:p text:style-name="P9"><text:span text:style-name="italic"><text:span text:style-name="T23">- </text:span></text:span><text:span text:style-name="italic"><text:span text:style-name="T21">pre-applypatch</text:span></text:span></text:p>
      <text:p text:style-name="P9"><text:span text:style-name="italic"><text:span text:style-name="T23">- </text:span></text:span><text:span text:style-name="italic"><text:span text:style-name="T21">post-applypatch</text:span></text:span></text:p>
      <text:p text:style-name="P9"><text:span text:style-name="italic"><text:span text:style-name="T23">- </text:span></text:span><text:span text:style-name="italic"><text:span text:style-name="T21">pre-commit</text:span></text:span></text:p>
      <text:p text:style-name="P9"><text:span text:style-name="italic"><text:span text:style-name="T23">- </text:span></text:span><text:span text:style-name="italic"><text:span text:style-name="T21">prepare-commit-msg</text:span></text:span></text:p>
      <text:p text:style-name="P9"><text:span text:style-name="italic"><text:span text:style-name="T23">- </text:span></text:span><text:span text:style-name="italic"><text:span text:style-name="T21">commit-msg</text:span></text:span></text:p>
      <text:p text:style-name="P9"><text:span text:style-name="italic"><text:span text:style-name="T23">- </text:span></text:span><text:span text:style-name="italic"><text:span text:style-name="T21">post-commit</text:span></text:span></text:p>
      <text:p text:style-name="P9"><text:span text:style-name="italic"><text:span text:style-name="T23">- </text:span></text:span><text:span text:style-name="italic"><text:span text:style-name="T21">pre-rebase</text:span></text:span></text:p>
      <text:p text:style-name="P9"><text:span text:style-name="italic"><text:span text:style-name="T23">- </text:span></text:span><text:span text:style-name="italic"><text:span text:style-name="T21">post-checkout</text:span></text:span></text:p>
      <text:p text:style-name="P9"><text:span text:style-name="italic"><text:span text:style-name="T23">- </text:span></text:span><text:span text:style-name="italic"><text:span text:style-name="T21">post-merge</text:span></text:span></text:p>
      <text:p text:style-name="P9"><text:span text:style-name="italic"><text:span text:style-name="T23">- </text:span></text:span><text:span text:style-name="italic"><text:span text:style-name="T21">pre-receive</text:span></text:span></text:p>
      <text:p text:style-name="P9"><text:span text:style-name="italic"><text:span text:style-name="T23">- </text:span></text:span><text:span text:style-name="italic"><text:span text:style-name="T21">update</text:span></text:span></text:p>
      <text:p text:style-name="P9"><text:span text:style-name="italic"><text:span text:style-name="T23">- </text:span></text:span><text:span text:style-name="italic"><text:span text:style-name="T21">post-receive</text:span></text:span></text:p>
      <text:p text:style-name="P9"><text:span text:style-name="italic"><text:span text:style-name="T23">- </text:span></text:span><text:span text:style-name="italic"><text:span text:style-name="T21">post-update</text:span></text:span></text:p>
      <text:p text:style-name="P9"><text:span text:style-name="italic"><text:span text:style-name="T23">- </text:span></text:span><text:span text:style-name="italic"><text:span text:style-name="T21">pre-auto-gc</text:span></text:span></text:p>
      <text:p text:style-name="P9"><text:span text:style-name="italic"><text:span text:style-name="T23">- </text:span></text:span><text:span text:style-name="italic"><text:span text:style-name="T21">post-rewrite</text:span></text:span></text:p>
      <text:p text:style-name="P9"><text:span text:style-name="italic"><text:span text:style-name="T23">- </text:span></text:span><text:span text:style-name="italic"><text:span text:style-name="T21">pre-push</text:span></text:span></text:p>
      <text:p text:style-name="P9">La notion d’évènement étant désormais un peu plus défini, passons directement à la pratique, et voyant comment associer un script au l’identification de l’un d’eux.</text:p>
      <text:h text:style-name="Heading_20_2" text:outline-level="2">1.2 Contraintes sur le <text:span text:style-name="T10">script utilisé par le </text:span>« git hook »</text:h>
      <text:p text:style-name="P1">Tout mécanisme d’extension d’un logiciel vient avec un certain nombre de contrainte et de limitation, qui sont bien entendu nécessaires pour s’assurer que l’extension fournie soit à même d’être gérée proprement. Si ces contraintes peuvent être très forte – par exemple, les extensions pour l’outil de construction Maven requièrent non seulement l’utilisation du langage Java, mais aussi celle d’une API spécifique à l’outil, Git a, à l’inverse, opté pour contraindre aussi peu que possible l’implémentation d’un <text:span text:style-name="italic">« git hook »</text:span>. </text:p>
      <text:p text:style-name="P1">Tout d’abord, Git ne pose aucune contrainte sur le langage de programmation utilisé par le script. Tant que le script est clairement identifi<text:span text:style-name="T20">é par</text:span> l’utilisation de l’entête approprié (qui suit donc la notation <text:span text:style-name="italic">shebang</text:span>), comme il est d’usage sous les systèmes Linux. <text:span text:style-name="T11">Grâce à cette approche, il est pratiquement possible d’implémenter un « git hook » avec n’importe quel langage de programmation ! Néanmoins, dans les faits, les langages les plus couramment utilisés sont Shell, Python, Ruby &amp; bien évidemment Perl.</text:span></text:p>
      <text:p text:style-name="P2"><text:span text:style-name="T10">Reste maintenant à discuter des contraintes de déploiement. Comment devons-nous déployer ce script ? Là encore, c’est extrêmement simple, il suffit de l’ajouter au répertoire </text:span><text:span text:style-name="code_5f_par"><text:span text:style-name="T10">.git/hooks</text:span></text:span><text:span text:style-name="T10"> </text:span>et de le rendre exécutable, c’est tout !</text:p>
      <text:p text:style-name="P25">$ <text:span text:style-name="T12">touch .git/hooks/mon-super-script</text:span></text:p>
      <text:p text:style-name="P25">$ chmod +x .git/hooks/mon-super-script</text:p>
      <text:p text:style-name="P10">Et, en plus, Git vient vous faciliter encore plus la tâche, puisque des scripts d’exemples sont déjà placés dans ce répertoire à la création du dépôt :</text:p>
      <text:p text:style-name="P25">$ ls .git/hooks/</text:p>
      <text:p text:style-name="P25">applypatch-msg.sample <text:s/>fsmonitor-watchman.sample <text:s/>pre-applypatch.sample <text:s/>prepare-commit-msg.sample <text:s/>pre-rebase.sample <text:s text:c="2"/>update.sample</text:p>
      <text:p text:style-name="P25">commit-msg.sample <text:s text:c="5"/>post-update.sample <text:s text:c="8"/>pre-commit.sample <text:s text:c="5"/>pre-push.sample <text:s text:c="11"/>pre-receive.sample</text:p>
      <text:p text:style-name="P10">Tous ces scripts sont désactivés par défaut, mais pour en activer un, il suffit de le renommer :</text:p>
      <text:p text:style-name="P25">$ cat .git/hooks/pre-commit.sample </text:p>
      <text:p text:style-name="P25">#!/usr/bin/sh</text:p>
      <text:p text:style-name="P25">#</text:p>
      <text:p text:style-name="P25"><text:soft-page-break/># An example hook script to verify what is about to be committed.</text:p>
      <text:p text:style-name="P25"># Called by "git commit" with no arguments. <text:s/>The hook should</text:p>
      <text:p text:style-name="P25"># exit with non-zero status after issuing an appropriate message if</text:p>
      <text:p text:style-name="P25"># it wants to stop the commit.</text:p>
      <text:p text:style-name="P25">#</text:p>
      <text:p text:style-name="console"><text:span text:style-name="T21"># </text:span><text:span text:style-name="code_5f_em"><text:span text:style-name="T21">To enable this hook, rename this file to "pre-commit".</text:span></text:span></text:p>
      <text:p text:style-name="P25"/>
      <text:p text:style-name="P25">if git rev-parse --verify HEAD &gt;/dev/null 2&gt;&amp;1</text:p>
      <text:p text:style-name="P25">then</text:p>
      <text:p text:style-name="P25"><text:tab/>against=HEAD</text:p>
      <text:p text:style-name="P26">else</text:p>
      <text:p text:style-name="P26">…</text:p>
      <text:p text:style-name="P35">///Début note///</text:p>
      <text:p text:style-name="Normal">L’extension des fonctionnalités d’un gestionnaire de révision par l’intermédiaire d’un mécanisme tel que les <text:span text:style-name="italic">« git hook »</text:span> n’est en aucun cas une caractéristique unique de Git. La plupart, si ce n’est tous les autres gestionnaires de révision supporte, sous forme ou une autre, ce type de mécanisme. Si Git a su révolutionner notre industrie et surtout la manière dont nous gérons aujourd’hui les révisions d’un projet logiciel (ou même d’autre nature), il ne faudrait pas ici lui attribuer le mérite d’une fonctionnalité commune à tous ses petits camarades…</text:p>
      <text:p text:style-name="P35">///<text:span text:style-name="T8">Fin</text:span> note///</text:p>
      <text:h text:style-name="Heading_20_1" text:outline-level="1">2 Mise en place d’un « Git hook »</text:h>
      <text:h text:style-name="Heading_20_2" text:outline-level="2">2.1 Déploiement du script</text:h>
      <text:p text:style-name="P10">La première étape de la création de notre <text:span text:style-name="italic">« git hook » </text:span>va donc être la création d’un nouveau script portant le nom de l’évènement qui devra le déclencher. Comme nous souhaitons vérifier la qualité d’un script lors de son ajout, nous allons associer notre script à l’évènement <text:span text:style-name="italic">pre-commit</text:span>, de manière à s’assurer que le contrôle de qualité sera effectué à chaque ajout d’une nouvelle révision. </text:p>
      <text:p text:style-name="P10">Pour s’assurer qu’un contenu jugé invalide par notre outil de contrôle de qualité, en <text:span text:style-name="T24">l’occurrence</text:span> <text:span text:style-name="T24">ShellCheck</text:span>, ne puisse être ajouté à l’historique, nous avons choisie l’évènement qui se déclenche <text:span text:style-name="gras">avant</text:span> l’ajout de la révision. Ainsi, notre script sera en mesure d’interrompre le processus d’ajout de révision, avant que l’historique du dépôt ne soit modifé.</text:p>
      <text:p text:style-name="P25">$ cp .git/hooks/pre-commit.sample .git/hooks/pre-commit</text:p>
      <text:h text:style-name="Heading_20_2" text:outline-level="2">2.2 <text:span text:style-name="T15">Validation de sa bonne exécution </text:span></text:h>
      <text:p text:style-name="P13">Commençons par faire très simple et ajoutons, au début du script à notre « hook », un simple message destiné à être affiché à l’écran lors de son exécution. Ceci nous permettra, avant d’aller plus loin, de vérifier que tout fonctionne comme il se doit.</text:p>
      <text:p text:style-name="P29">#!/usr/bin/sh</text:p>
      <text:p text:style-name="P29">#</text:p>
      <text:p text:style-name="P29"># An example hook script to verify what is about to be committed.</text:p>
      <text:p text:style-name="P29"># Called by "git commit" with no arguments. <text:s/>The hook should</text:p>
      <text:p text:style-name="P29"># exit with non-zero status after issuing an appropriate message if</text:p>
      <text:p text:style-name="P29"># it wants to stop the commit.</text:p>
      <text:p text:style-name="P29">#</text:p>
      <text:p text:style-name="P29"># To enable this hook, rename this file to "pre-commit".</text:p>
      <text:p text:style-name="P28"><text:span text:style-name="code_5f_par"><text:span text:style-name="T21">echo "Hello Captain Hook!"</text:span></text:span></text:p>
      <text:p text:style-name="P30">… </text:p>
      <text:p text:style-name="P13">Ajoutons maintenant un fichier, nommé test.sh, à notre espace de travail : </text:p>
      <text:p text:style-name="P29">#!/bin/bash</text:p>
      <text:p text:style-name="P29"/>
      <text:p text:style-name="P29"># a simple and empty Bash script</text:p>
      <text:p text:style-name="P13">Nous allons maintenant ajouter ce fichier à l’historique de notre projet :</text:p>
      <text:p text:style-name="P25">$ git add test.sh </text:p>
      <text:p text:style-name="P25">$ git commit -m "Add test.sh"</text:p>
      <text:p text:style-name="console"><text:span text:style-name="code_5f_par"><text:span text:style-name="T21">Hello Captain Hook!</text:span></text:span></text:p>
      <text:p text:style-name="P25">[master 006fdda] Add test.sh</text:p>
      <text:p text:style-name="P25"><text:s/>1 file changed, 3 insertions(+)</text:p>
      <text:p text:style-name="P25"><text:s/>create mode 100644 test.sh</text:p>
      <text:p text:style-name="P14">On voit que, en effet, lors de la phase de commit, notre script a bien été exécuté ! Nous sommes donc prêt à commencer l’implémentation de notre « hook » !</text:p>
      <text:p text:style-name="P36"><text:soft-page-break/>///Début note///</text:p>
      <text:p text:style-name="P11">Par défaut, si un script associé à un « git hook » ne s’exécute pas sans erreur (donc retourne un statut différent de zéro), la commande Git exécutée échoue, et l’historique du dépôt n’est pas modifié. Il existe quelques cas où l’on peut souhaiter ignorer le problème et forcer la commande à être exécutée malgré tout. Ceci est tout à fait possible, tout du moins, de manière locale. Pour se faire, il suffit d’ajouter l’argument <text:span text:style-name="code_5f_par"><text:span text:style-name="T13">--no-verify</text:span></text:span><text:span text:style-name="T13"> à la commande que l’on souhaite exécuter malgré l’échec de l’exécution du script. Il est important de noter que le script tout de même exécuté, mais que son résultat ne sera pas prit en considération et la commande s’exécutera donc comme si de rien n’était !</text:span></text:p>
      <text:p text:style-name="P34">///Fin note///</text:p>
      <text:h text:style-name="Heading_20_1" text:outline-level="1">3 Implémentation du script de vérification</text:h>
      <text:h text:style-name="Heading_20_2" text:outline-level="2">3.1 Une première vérification</text:h>
      <text:p text:style-name="P15">Si on exécute l’outil ShellCheck sur notre script d’exemple, <text:span text:style-name="code_5f_par">test.sh</text:span>, on notera que ce dernier ne relève aucune infraction :</text:p>
      <text:p text:style-name="P25">$ shellcheck <text:s/>test.sh </text:p>
      <text:p text:style-name="P25">$</text:p>
      <text:p text:style-name="P15">En effet, si le script en soit ne fait rien, son contenu n’est pas jugé de mauvaise qualité par ShellCheck. Néanmoins, <text:span text:style-name="T16">il n’est pas très pertinent un script aussi inutile à l’historique de notre projet. Nous allons donc modifier notre script de vérification pour y ajouter un contrôle qui s’assure qu’un script commité ne contient pas que des commentaires et des lignes vides.</text:span></text:p>
      <text:p text:style-name="P16">Commençons par éditer l’historique de notre dépôt pour y retirer l’ajout du fichier <text:span text:style-name="code_5f_par">test.sh</text:span> :</text:p>
      <text:p text:style-name="P25">$ git rebase -i HEAD~2 # effacer la ligne associé au commit du fichier test.sh</text:p>
      <text:p text:style-name="P25">$ git status </text:p>
      <text:p text:style-name="P25">$ ls test.sh</text:p>
      <text:p text:style-name="P25">ls: impossible d'accéder à 'test.sh': No such file or directory</text:p>
      <text:p text:style-name="P25">$ git log </text:p>
      <text:p text:style-name="P25">commit 5bbb5cd3f263c6284a0a61da4b4491fbc067d713</text:p>
      <text:p text:style-name="P25">Author: Romain Pelisse &lt;belaran@gmail.com&gt;</text:p>
      <text:p text:style-name="P25">Date: <text:s text:c="2"/>Wed Jun 5 11:51:35 2019 +0200</text:p>
      <text:p text:style-name="P25"/>
      <text:p text:style-name="P25"><text:s text:c="4"/>initial commit</text:p>
      <text:p text:style-name="P17">Modifions notre script pour vérifier que celui ajouté à l’historique n’est pas fait que de lignes vides ou commentées :</text:p>
      <text:p text:style-name="P29">if git rev-parse --verify HEAD &gt;/dev/null 2&gt;&amp;1</text:p>
      <text:p text:style-name="P29">then</text:p>
      <text:p text:style-name="P29"><text:tab/>against=HEAD</text:p>
      <text:p text:style-name="P29">else</text:p>
      <text:p text:style-name="P29"><text:tab/># Initial commit: diff against an empty tree object</text:p>
      <text:p text:style-name="P29"><text:tab/>against=$(git hash-object -t tree /dev/null)</text:p>
      <text:p text:style-name="P29">fi</text:p>
      <text:p text:style-name="P29"/>
      <text:p text:style-name="P29">status=0</text:p>
      <text:p text:style-name="P29">for file in $(git diff --cached --name-only "${against}")</text:p>
      <text:p text:style-name="P29">do</text:p>
      <text:p text:style-name="P29"><text:s text:c="4"/>if [ $(sed -e '/^ *#/d' -e '/^ *$/d' ${file} | wc -l) -eq 0 ] ; then</text:p>
      <text:p text:style-name="P29"><text:s text:c="6"/>echo "Adding empty scripts to this repository is forbidden: ${file}"</text:p>
      <text:p text:style-name="P29"><text:s text:c="6"/>status=1</text:p>
      <text:p text:style-name="P29"><text:s text:c="4"/>fi</text:p>
      <text:p text:style-name="P29">done</text:p>
      <text:p text:style-name="P29"/>
      <text:p text:style-name="P29">exit "${status}"</text:p>
      <text:p text:style-name="P18">La première partie du script utilise les commandes usuels de Git pour déterminer contre quelle branche du dépôt la révision en cours va être ajouté. Le nom de cette branche nous juste après, dans la seconde partie, pour obtenir la liste des noms du fichier qui sont sur le point d’être ajouté à notre historique.</text:p>
      <text:p text:style-name="P18">A partir de cette liste, on se contente d’itérer sur chacun des fichiers et de vérifier que, une fois les lignes vides et commentées retirés du flux, il reste des lignes dans le fichier. Si ce n’est pas le cas, nous avions identifier un script inutile. On informe l’utilisateur et on passe au fichier suivant, en prenant soin de changer la valeur de status.</text:p>
      <text:p text:style-name="P18">Une fois tout les fichier analysés, on quitte notre script en retournant la valeur de la variable status. Si aucune erreur n’a été relevée, cette valeur est toujours égale à zéro, les fichiers peuvent donc être ajouté à notre historique. Sinon, l’exécution de <text:span text:style-name="code_5f_par">pre-commit</text:span> échoue et l’ajout de la révision n’a pas lieu.</text:p>
      <text:h text:style-name="Heading_20_2" text:outline-level="2"><text:soft-page-break/>3.2 Tester le bon fonctionnement du script sans passer par l’ajout de la révision</text:h>
      <text:p text:style-name="P18">Le lecteur attentif aura noter que les manipulations, au sein du script de notre <text:span text:style-name="italic">« hook »</text:span>, passent par des commandes Git, tout à fait accessible depuis le terminal utilisé. Il n’y a aucun forme de variable d’environnement ou de contexte d’exécution spécifique à un <text:span text:style-name="italic">« git hook »</text:span>. On peut donc se passer de faire appeler le script par Git, et directement tester son bon fonctionnement :</text:p>
      <text:p text:style-name="P27">$ touch t1 t2 </text:p>
      <text:p text:style-name="P25">$ git add t1 t2</text:p>
      <text:p text:style-name="P25">$ bash -x .git/hooks/pre-<text:span text:style-name="T17">commit</text:span></text:p>
      <text:p text:style-name="P25">+ echo 'Hello Captain Hook!'</text:p>
      <text:p text:style-name="P25">Hello Captain Hook!</text:p>
      <text:p text:style-name="P25">+ git rev-parse --verify HEAD</text:p>
      <text:p text:style-name="P25">+ against=HEAD</text:p>
      <text:p text:style-name="P25">+ status=0</text:p>
      <text:p text:style-name="P25">++ git diff --cached --name-only HEAD</text:p>
      <text:p text:style-name="P25">+ for file in $(git diff --cached --name-only "${against}")</text:p>
      <text:p text:style-name="P25">++ sed -e '/^ *#/d' -e '/^ *$/d' t1</text:p>
      <text:p text:style-name="P25">++ wc -l</text:p>
      <text:p text:style-name="P25">+ '[' 0 -eq 0 ']'</text:p>
      <text:p text:style-name="P25">+ echo 'Adding empty scripts to this repository is forbidden: t1'</text:p>
      <text:p text:style-name="P25">Adding empty scripts to this repository is forbidden: t1</text:p>
      <text:p text:style-name="P25">+ status=1</text:p>
      <text:p text:style-name="P25">+ for file in $(git diff --cached --name-only "${against}")</text:p>
      <text:p text:style-name="P25">++ sed -e '/^ *#/d' -e '/^ *$/d' t2</text:p>
      <text:p text:style-name="P25">++ wc -l</text:p>
      <text:p text:style-name="P25">+ '[' 0 -eq 0 ']'</text:p>
      <text:p text:style-name="P25">+ echo 'Adding empty scripts to this repository is forbidden: t2'</text:p>
      <text:p text:style-name="P25">Adding empty scripts to this repository is forbidden: t2</text:p>
      <text:p text:style-name="P25">+ status=1</text:p>
      <text:p text:style-name="P25">+ exit 1</text:p>
      <text:p text:style-name="P19">Comme le souligne l’extrait de console ci-dessus, cette approche permet aussi de disposer des outils de développement, telle qu’ici l’utilisation de l’option de <text:span text:style-name="gras">« exécution verbeuse »</text:span> de Bash. En outre, on n’évite ainsi d’ajouter les révisions à l’historique de notre dépôt et devoir donc, ensuite, les retirer comme nous l’avons fait plus haut.</text:p>
      <text:p text:style-name="P19">Ce premier contrôle effectué, nous avons donc maintenant, à notre disposition, tout ce qui nous est nécessaire pour aller mettre en place l’analyse des scripts par l’outil <text:span text:style-name="T25">ShellCheck.</text:span> Ce que nous allons voir immédiatement dans la prochaine section.</text:p>
      <text:p text:style-name="Heading_20_3">3.3 Analyse des fichiers à l’aide de ShellCheck</text:p>
      <text:p text:style-name="P19">Nous avons déjà la plus grande partie du travail dans la précédente section. Tout ce qui nous reste à faire ici, est d’ajouter </text:p>
      <text:h text:style-name="Heading_20_2" text:outline-level="2">3.4 Signaler l’erreur à l’ajout des fichiers</text:h>
      <text:p text:style-name="P12">- symlink to pre-commit</text:p>
      <text:h text:style-name="Heading_20_1" text:outline-level="1">4 <text:span text:style-name="T19">Implémentation d’un second « git hook » : </text:span>Protéger l’historique lors des « push »</text:h>
      <text:p text:style-name="P24">Utiliser un mécanisme tel que les « Git hook » pour s’assurer que le contenu d’un commit est correct et conforme aux attentes et conventions est relativement habituel. N’importe quelle personne a déjà beaucoup travaillé avec un outil de gestion de révision, même moins avancé comme SVN ou CVS, va naturellement penser à mettre en place ce genre de mécanisme. Il ne faut pas que cette évidence nous fasse oublie que Git offre un processus de partage distribué de l’historique beaucoup plus riche et élaboré, et que de manière symétrique, il expose beaucoup plus d’évènements, auquel on peut associer un script, qu’un simple gestionnaire de révision client/serveur.</text:p>
      <text:p text:style-name="P24">Afin d’illustrer ceci, nous allons donc implémenter un second <text:span text:style-name="italic">« git hook »</text:span>, cette fois-ci greffé à un autre évènement, qui sera sans aucun lien avec l’ajout de révision ou la création de commit. Nous espérons ainsi que cet exemple aidera le lecteur à sortir des sentiers battus et à réfléchir, par lui-même, à de nombreuses autres applications des <text:span text:style-name="italic">« git-hook »</text:span>.</text:p>
      <text:h text:style-name="Heading_20_2" text:outline-level="2"><text:soft-page-break/>4.1 Contexte du cas pratique</text:h>
      <text:p text:style-name="P20">L’une des <text:span text:style-name="T19">fonctionnalités</text:span> les plus appréciés de Git est très certainement sa capacité à « réécrire » l’historique local avant de déployer les révisions (souvent sous forme de Pull Request sur Github). Ce mécanisme permet en effet aux <text:span text:style-name="T19">développeurs</text:span> de <text:span text:style-name="T19">réorganiser les révisions qu’ils ont ajoutés à leur dépôt local, de manière à présenter une version propre et cohérente de leur série de modifications dans la base de code.</text:span></text:p>
      <text:p text:style-name="P12">- <text:span text:style-name="T19">fixup</text:span></text:p>
      <text:p text:style-name="P20">...</text:p>
      <text:h text:style-name="Heading_20_1" text:outline-level="1"><text:span text:style-name="T18">5</text:span> « Git Hook » coté serveur</text:h>
      <text:p text:style-name="Normal"><text:a xlink:type="simple" xlink:href="https://www.atlassian.com/git/tutorials/git-hooks#server-side-hooks" text:style-name="Internet_20_link" text:visited-style-name="Visited_20_Internet_20_Link">https://www.atlassian.com/git/tutorials/git-hooks#server-side-hooks</text:a></text:p>
      <text:p text:style-name="Normal">Server-side hooks work just like local ones, except they reside in server-side repositories (e.g., a central repository, or a developer’s public repository). When attached to the official repository, some of these can serve as a way to enforce policy by rejecting certain commits.</text:p>
      <text:p text:style-name="Normal"/>
      <text:p text:style-name="Normal">There are 3 server-side hooks that we’ll be discussing in the rest of this article:</text:p>
      <text:p text:style-name="Normal"/>
      <text:p text:style-name="Normal">pre-receive</text:p>
      <text:p text:style-name="Normal">update</text:p>
      <text:p text:style-name="Normal">post-receive</text:p>
      <text:p text:style-name="Normal">All of these hooks let you react to different stages of the git push process.</text:p>
      <text:p text:style-name="Normal"/>
      <text:p text:style-name="Normal">The output from server-side hooks are piped to the client’s console, so it’s very easy to send messages back to the developer. But, you should also keep in mind that these scripts don’t return control of the terminal until they finish executing, so you should be careful about performing long-running operations.</text:p>
      <text:p text:style-name="Normal"/>
      <text:p text:style-name="Normal">Pre-Receive</text:p>
      <text:p text:style-name="Normal">The pre-receive hook is executed every time somebody uses git push to push commits to the repository. It should always reside in the remote repository that is the destination of the push, not in the originating repository.</text:p>
      <text:p text:style-name="Normal"/>
      <text:p text:style-name="Normal">The hook runs before any references are updated, so it’s a good place to enforce any kind of development policy that you want. If you don’t like who is doing the pushing, how the commit message is formatted, or the changes contained in the commit, you can simply reject it. While you can’t stop developers from making malformed commits, you can prevent these commits from entering the official codebase by rejecting them with pre-receive.</text:p>
      <text:p text:style-name="Normal"/>
      <text:p text:style-name="Normal">The script takes no parameters, but each ref that is being pushed is passed to the script on a separate line on standard input in the following format:</text:p>
      <text:p text:style-name="Normal"/>
      <text:p text:style-name="Normal">&lt;old-value&gt; &lt;new-value&gt; &lt;ref-name&gt;</text:p>
      <text:p text:style-name="Normal">You can see how this hook works using a very basic pre-receive script that simply reads in the pushed refs and prints them out.</text:p>
      <text:p text:style-name="Normal"/>
      <text:p text:style-name="Normal">#!/usr/bin/env python</text:p>
      <text:p text:style-name="Normal"/>
      <text:p text:style-name="Normal">import sys</text:p>
      <text:p text:style-name="Normal">import fileinput</text:p>
      <text:p text:style-name="Normal"><text:soft-page-break/></text:p>
      <text:p text:style-name="Normal"># Read in each ref that the user is trying to update</text:p>
      <text:p text:style-name="Normal">for line in fileinput.input():</text:p>
      <text:p text:style-name="Normal"><text:s/>print "pre-receive: Trying to push ref: %s" % line</text:p>
      <text:p text:style-name="Normal"/>
      <text:p text:style-name="Normal"># Abort the push</text:p>
      <text:p text:style-name="Normal"># sys.exit(1)</text:p>
      <text:p text:style-name="Normal">Again, this is a little different than the other hooks because information is passed to the script via standard input instead of as command-line arguments. After placing the above script in the .git/hooks directory of a remote repository and pushing the master branch, you’ll see something like the following in your console:</text:p>
      <text:p text:style-name="Normal"/>
      <text:p text:style-name="Normal">b6b36c697eb2d24302f89aa22d9170dfe609855b 85baa88c22b52ddd24d71f05db31f4e46d579095 refs/heads/master</text:p>
      <text:p text:style-name="Normal">You can use these SHA1 hashes, along with some lower-level Git commands, to inspect the changes that are going to be introduced. Some common use cases include:</text:p>
      <text:p text:style-name="Normal"/>
      <text:p text:style-name="Normal">Rejecting changes that involve an upstream rebase</text:p>
      <text:p text:style-name="Normal">Preventing non-fast-forward merges</text:p>
      <text:p text:style-name="Normal">Checking that the user has the correct permissions to make the intended changes (mostly used for centralized Git workflows)</text:p>
      <text:p text:style-name="Normal">If multiple refs are pushed, returning a non-zero status from pre-receive aborts all of them. If you want to accept or reject branches on a case-by-case basis, you need to use the update hook instead.</text:p>
      <text:p text:style-name="Normal"/>
      <text:p text:style-name="Normal">Update</text:p>
      <text:p text:style-name="Normal">The update hook is called after pre-receive, and it works much the same way. It’s still called before anything is actually updated, but it’s called separately for each ref that was pushed. That means if the user tries to push 4 branches, update is executed 4 times. Unlike pre-receive, this hook doesn’t need to read from standard input. Instead, it accepts the following 3 arguments:</text:p>
      <text:p text:style-name="Normal"/>
      <text:p text:style-name="Normal">The name of the ref being updated</text:p>
      <text:p text:style-name="Normal">The old object name stored in the ref</text:p>
      <text:p text:style-name="Normal">The new object name stored in the ref</text:p>
      <text:p text:style-name="Normal">This is the same information passed to pre-receive, but since update is invoked separately for each ref, you can reject some refs while allowing others.</text:p>
      <text:p text:style-name="Normal"/>
      <text:p text:style-name="Normal">#!/usr/bin/env python</text:p>
      <text:p text:style-name="Normal"/>
      <text:p text:style-name="Normal">import sys</text:p>
      <text:p text:style-name="Normal"/>
      <text:p text:style-name="Normal">branch = sys.argv[1]</text:p>
      <text:p text:style-name="Normal">old_commit = sys.argv[2]</text:p>
      <text:p text:style-name="Normal">new_commit = sys.argv[3]</text:p>
      <text:p text:style-name="Normal"/>
      <text:p text:style-name="Normal">print "Moving '%s' from %s to %s" % (branch, old_commit, new_commit)</text:p>
      <text:p text:style-name="Normal"/>
      <text:p text:style-name="Normal"># Abort pushing only this branch</text:p>
      <text:p text:style-name="Normal"># sys.exit(1)</text:p>
      <text:p text:style-name="Normal"><text:soft-page-break/>The above update hook simply outputs the branch and the old/new commit hashes. When pushing more than one branch to the remote repository, you’ll see the print statement execute for each branch.</text:p>
      <text:p text:style-name="Normal"/>
      <text:p text:style-name="Normal">Post-Receive</text:p>
      <text:p text:style-name="Normal">The post-receive hook gets called after a successful push operation, making it a good place to perform notifications. For many workflows, this is a better place to trigger notifications than post-commit because the changes are available on a public server instead of residing only on the user’s local machine. Emailing other developers and triggering a continuous integration system are common use cases for post-receive.</text:p>
      <text:p text:style-name="Normal"/>
      <text:p text:style-name="Normal">The script takes no parameters, but is sent the same information as pre-receive via standard input.</text:p>
      <text:p text:style-name="Normal"/>
      <text:h text:style-name="Heading_20_1" text:outline-level="1">Conclusion</text:h>
      <text:p text:style-name="Normal"/>
      <text:p text:style-name="P21">TODO</text:p>
      <text:h text:style-name="Heading_20_1" text:outline-level="1">Références</text:h>
      <text:p text:style-name="Normal"><text:span text:style-name="gras">[1]</text:span> Site officiel de <text:span text:style-name="italic">GNU/Linux Magazine</text:span> : <text:span text:style-name="url">http://www.gnulinuxmagazine.com</text:span> </text:p>
      <text:p text:style-name="Normal"><text:span text:style-name="gras">[2]</text:span> <text:span text:style-name="T5">COLOMBO T.</text:span>, <text:change-start text:change-id="ct94665709296544"/><text:span text:style-name="italic">« Titre de l</text:span><text:change-end text:change-id="ct94665709296544"/><text:span text:style-name="italic">’</text:span><text:change-start text:change-id="ct94665808322960"/><text:span text:style-name="italic">article »</text:span><text:change-end text:change-id="ct94665808322960"/>, <text:span text:style-name="italic">GNU/Linux Magazine</text:span> n° 171, Mai 2014, p. x à y.</text:p>
      <text:p text:style-name="Normal"><text:span text:style-name="gras">[3]</text:span> <text:span text:style-name="T5">NOM P.</text:span> et <text:span text:style-name="T2">AUTRENOM P.</text:span>, <text:change-start text:change-id="ct94665782482064"/><text:span text:style-name="italic">« Titre livre »</text:span><text:change-end text:change-id="ct94665782482064"/>, éditeur, année.</text:p>
      <text:p text:style-name="Normal">Notez ci-dessus l’utilisation du style « italic » pour les titres de magazines. Les références doivent être écrites en style « Normal ».</text:p>
      <text:h text:style-name="P37" text:outline-level="1">Pour aller plus loin</text:h>
      <text:p text:style-name="P22"><text:a xlink:type="simple" xlink:href="https://githooks.com/" text:style-name="Internet_20_link" text:visited-style-name="Visited_20_Internet_20_Link">https://githooks.com/</text:a></text:p>
      <text:p text:style-name="P22">Deploying websites with a Git hook</text:p>
      <text:p text:style-name="P22">The missing Git hooks documentation</text:p>
      <text:p text:style-name="P22">Git Hooks (Part I): The Basics</text:p>
      <text:p text:style-name="P22">Git Hooks (Part II): Implementing Git Hooks using Python</text:p>
      <text:p text:style-name="P22">Tips for using Git pre commit hook</text:p>
      <text:p text:style-name="P22">Use a boostrap shell script to use Git Hooks in Mac with PowerShell and with IntelliJ</text:p>
      <text:p text:style-name="P22">Conférence de R. Stallman du 28 septembre 2012 : <text:span text:style-name="url">https://www.youtube.com/watch?v=2onsOFWme-Q</text:span></text:p>
      <text:p text:style-name="P23"><text:span text:style-name="T3">Le livre de R. Stallman, S. Williams et C. Masutti, </text:span><text:span text:style-name="italic"><text:span text:style-name="T2">« Richard Stallman et la révolution du logiciel libre »</text:span></text:span><text:span text:style-name="T2">, Eyrolles,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officeooo:rsid="001f6a70"/>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Normal">
      <style:text-properties officeooo:rsid="00451afb"/>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title>Diamond_editions</dc:title>
    <meta:creation-date>2019-06-04T13:49:08.609614350</meta:creation-date>
    <dc:language>fr-FR</dc:language>
    <meta:editing-cycles>36</meta:editing-cycles>
    <meta:editing-duration>PT3H6M3S</meta:editing-duration>
    <dc:date>2019-06-12T19:10:57.228373516</dc:date>
    <meta:document-statistic meta:table-count="0" meta:image-count="0" meta:object-count="0" meta:page-count="8" meta:paragraph-count="240" meta:word-count="3445" meta:character-count="20935" meta:non-whitespace-character-count="17655"/>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